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FAVOR (4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FAVOR (41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ion (41:1-2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osperity (41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lp in sickness (41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4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GOD'S FAVOR (41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GOD'S FORGIVENESS (41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'S FAITHFULNESS (41:5-1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1 </dc:title>
    <meta:initial-creator>David STRICKLAND</meta:initial-creator>
    <dc:creator>David STRICKLAND</dc:creator>
    <meta:creation-date>2020-02-23T23:19:01Z</meta:creation-date>
    <dc:date>2020-02-23T23:19:01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